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0819in" fo:margin-left="0.0313in" table:align="left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1.5in"/>
    </style:style>
    <style:style style:name="Table1.E" style:family="table-column">
      <style:table-column-properties style:column-width="1.2694in"/>
    </style:style>
    <style:style style:name="Table1.A1" style:family="table-cell">
      <style:table-cell-properties style:vertical-align="middle" fo:padding="0.0694in" fo:border="1pt solid #000000"/>
    </style:style>
    <style:style style:name="Table1.A2" style:family="table-cell">
      <style:table-cell-properties style:vertical-align="middle" fo:padding="0.0694in" fo:border-left="1pt solid #000000" fo:border-right="1pt solid #000000" fo:border-top="none" fo:border-bottom="1pt solid #000000"/>
    </style:style>
    <style:style style:name="Table2" style:family="table">
      <style:table-properties style:width="7.0819in" fo:margin-left="0.0313in" table:align="left"/>
    </style:style>
    <style:style style:name="Table2.A" style:family="table-column">
      <style:table-column-properties style:column-width="1.0625in"/>
    </style:style>
    <style:style style:name="Table2.B" style:family="table-column">
      <style:table-column-properties style:column-width="1.5in"/>
    </style:style>
    <style:style style:name="Table2.C" style:family="table-column">
      <style:table-column-properties style:column-width="1.3125in"/>
    </style:style>
    <style:style style:name="Table2.E" style:family="table-column">
      <style:table-column-properties style:column-width="1.8944in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.1665in" fo:margin-bottom="0.1665in" loext:contextual-spacing="false" fo:line-height="138%" fo:text-align="center" style:justify-single-word="false" style:writing-mode="lr-tb"/>
      <style:text-properties fo:font-size="10pt" officeooo:paragraph-rsid="0014ae81" style:font-size-asian="10pt" style:font-size-complex="10pt"/>
    </style:style>
    <style:style style:name="P2" style:family="paragraph" style:parent-style-name="Text_20_body">
      <style:paragraph-properties fo:margin-top="0.1665in" fo:margin-bottom="0.1665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style:font-size-asian="10pt" style:font-size-complex="10pt"/>
    </style:style>
    <style:style style:name="P3" style:family="paragraph" style:parent-style-name="Table_20_Contents">
      <style:text-properties officeooo:paragraph-rsid="0014ae81"/>
    </style:style>
    <style:style style:name="P4" style:family="paragraph" style:parent-style-name="Table_20_Contents">
      <style:text-properties style:text-underline-style="none"/>
    </style:style>
    <style:style style:name="P5" style:family="paragraph" style:parent-style-name="Table_20_Contents">
      <style:paragraph-properties style:writing-mode="lr-tb"/>
      <style:text-properties officeooo:paragraph-rsid="0014ae81"/>
    </style:style>
    <style:style style:name="P6" style:family="paragraph" style:parent-style-name="Standard">
      <style:text-properties style:text-underline-style="none"/>
    </style:style>
    <style:style style:name="P7" style:family="paragraph" style:parent-style-name="Heading_20_2">
      <style:text-properties fo:font-size="10pt" officeooo:paragraph-rsid="000a9dc1" style:font-size-asian="10pt" style:font-size-complex="10pt"/>
    </style:style>
    <style:style style:name="P8" style:family="paragraph" style:parent-style-name="Standard">
      <style:text-properties style:text-underline-style="none" fo:font-weight="bold" officeooo:rsid="0020cba4" officeooo:paragraph-rsid="0020cba4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249432" officeooo:paragraph-rsid="00249432" style:font-weight-asian="bold" style:font-weight-complex="bold"/>
    </style:style>
    <style:style style:name="P10" style:family="paragraph" style:parent-style-name="Standard">
      <style:text-properties style:text-underline-style="none" fo:font-weight="bold" officeooo:paragraph-rsid="0024e658" style:font-weight-asian="bold" style:font-weight-complex="bold"/>
    </style:style>
    <style:style style:name="P11" style:family="paragraph" style:parent-style-name="Standard">
      <style:text-properties style:text-underline-style="none" officeooo:paragraph-rsid="0020cba4"/>
    </style:style>
    <style:style style:name="P12" style:family="paragraph" style:parent-style-name="Standard">
      <style:text-properties style:text-underline-style="none" fo:font-weight="normal" officeooo:rsid="0020cba4" officeooo:paragraph-rsid="0020cba4" style:font-weight-asian="normal" style:font-weight-complex="normal"/>
    </style:style>
    <style:style style:name="P13" style:family="paragraph" style:parent-style-name="Standard">
      <style:text-properties style:text-underline-style="none" officeooo:paragraph-rsid="0024e658"/>
    </style:style>
    <style:style style:name="P14" style:family="paragraph" style:parent-style-name="Standard">
      <style:text-properties style:text-underline-style="none" officeooo:paragraph-rsid="002bc9e7"/>
    </style:style>
    <style:style style:name="P15" style:family="paragraph" style:parent-style-name="Standard">
      <style:text-properties style:text-underline-style="none" officeooo:paragraph-rsid="002e00b4"/>
    </style:style>
    <style:style style:name="P16" style:family="paragraph" style:parent-style-name="Standard">
      <style:text-properties style:text-underline-style="none" officeooo:rsid="002e00b4" officeooo:paragraph-rsid="002e00b4"/>
    </style:style>
    <style:style style:name="P17" style:family="paragraph" style:parent-style-name="Standard">
      <style:text-properties officeooo:paragraph-rsid="0020cba4"/>
    </style:style>
    <style:style style:name="P18" style:family="paragraph" style:parent-style-name="Standard">
      <style:text-properties fo:font-weight="bold" officeooo:paragraph-rsid="0020cba4" style:font-weight-asian="bold" style:font-weight-complex="bold"/>
    </style:style>
    <style:style style:name="P19" style:family="paragraph" style:parent-style-name="Standard">
      <style:text-properties fo:font-weight="bold" officeooo:rsid="0020cba4" officeooo:paragraph-rsid="0020cba4" style:font-weight-asian="bold" style:font-weight-complex="bold"/>
    </style:style>
    <style:style style:name="P20" style:family="paragraph" style:parent-style-name="Standard">
      <style:text-properties officeooo:rsid="0020cba4" officeooo:paragraph-rsid="0020cba4"/>
    </style:style>
    <style:style style:name="P21" style:family="paragraph" style:parent-style-name="Standard">
      <style:text-properties fo:font-weight="normal" officeooo:rsid="002bc9e7" officeooo:paragraph-rsid="002bc9e7" style:font-weight-asian="normal" style:font-weight-complex="normal"/>
    </style:style>
    <style:style style:name="P22" style:family="paragraph" style:parent-style-name="Text_20_body">
      <style:text-properties style:text-underline-style="none" officeooo:paragraph-rsid="0028af3e"/>
    </style:style>
    <style:style style:name="P23" style:family="paragraph" style:parent-style-name="Table_20_Contents">
      <style:paragraph-properties style:writing-mode="lr-tb"/>
      <style:text-properties officeooo:paragraph-rsid="0014ae81"/>
    </style:style>
    <style:style style:name="P24" style:family="paragraph" style:parent-style-name="Table_20_Contents">
      <style:paragraph-properties style:writing-mode="lr-tb"/>
      <style:text-properties officeooo:paragraph-rsid="002e9138"/>
    </style:style>
    <style:style style:name="P25" style:family="paragraph" style:parent-style-name="Table_20_Contents">
      <style:paragraph-properties style:writing-mode="lr-tb"/>
      <style:text-properties fo:font-weight="bold" officeooo:rsid="002e9138" officeooo:paragraph-rsid="002e9138" style:font-weight-asian="bold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1fe3d2" style:text-blinking="false" fo:background-color="transparent" loext:char-shading-value="0"/>
    </style:style>
    <style:style style:name="T3" style:family="text">
      <style:text-properties officeooo:rsid="001e0e40"/>
    </style:style>
    <style:style style:name="T4" style:family="text">
      <style:text-properties officeooo:rsid="001fe3d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e9138" style:font-weight-asian="bold" style:font-weight-complex="bold"/>
    </style:style>
    <style:style style:name="T7" style:family="text">
      <style:text-properties officeooo:rsid="0024e658"/>
    </style:style>
    <style:style style:name="T8" style:family="text">
      <style:text-properties officeooo:rsid="002b5ff9"/>
    </style:style>
    <style:style style:name="T9" style:family="text">
      <style:text-properties officeooo:rsid="002bc9e7"/>
    </style:style>
    <style:style style:name="T10" style:family="text">
      <style:text-properties officeooo:rsid="002c6003"/>
    </style:style>
    <style:style style:name="T11" style:family="text">
      <style:text-properties officeooo:rsid="002d67c8"/>
    </style:style>
    <style:style style:name="T12" style:family="text">
      <style:text-properties officeooo:rsid="002e00b4"/>
    </style:style>
    <style:style style:name="T13" style:family="text">
      <style:text-properties officeooo:rsid="002e9138"/>
    </style:style>
    <style:style style:name="T14" style:family="text">
      <style:text-properties officeooo:rsid="00303ed2"/>
    </style:style>
    <style:style style:name="T15" style:family="text">
      <style:text-properties officeooo:rsid="003218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6">Software</text:p>
            <text:p text:style-name="P6">modules</text:p>
            <text:p text:style-name="P4"/>
          </table:table-cell>
          <table:table-cell table:style-name="Table1.A1" office:value-type="string">
            <text:p text:style-name="P6">Test Cases</text:p>
          </table:table-cell>
          <table:table-cell table:style-name="Table1.A1" office:value-type="string">
            <text:p text:style-name="P6">Input sample</text:p>
          </table:table-cell>
          <table:table-cell table:style-name="Table1.A1" office:value-type="string">
            <text:p text:style-name="P6">expected output </text:p>
          </table:table-cell>
          <table:table-cell table:style-name="Table1.A1" office:value-type="string">
            <text:p text:style-name="P6">Actual output with response time</text:p>
          </table:table-cell>
        </table:table-row>
        <table:table-row>
          <table:table-cell table:style-name="Table1.A2" office:value-type="string">
            <text:p text:style-name="P11">Fintan backend</text:p>
          </table:table-cell>
          <table:table-cell table:style-name="Table1.A2" office:value-type="string">
            <text:p text:style-name="P17">Convert-</text:p>
            <text:p text:style-name="P17">CoNLL-to-RDF</text:p>
            <text:p text:style-name="P20">(see test case 2.1)</text:p>
            <text:p text:style-name="P17"/>
            <text:p text:style-name="P19">pipeline:</text:p>
            <text:p text:style-name="P12">conll-<text:span text:style-name="T10">small-</text:span>pipeline.json</text:p>
            <text:p text:style-name="P12"/>
          </table:table-cell>
          <table:table-cell table:style-name="Table1.A2" office:value-type="string">
            <text:p text:style-name="P8">Input:</text:p>
            <text:p text:style-name="P11">conll-small-input.conllu</text:p>
            <text:p text:style-name="P11"/>
            <text:p text:style-name="P18">command:</text:p>
            <text:p text:style-name="P21">cd fintan-backend/</text:p>
            <text:p text:style-name="P22"><text:bookmark text:name="docs-internal-guid-b3a89a54-7fff-28bf-6171-be700afe7f6c1"/>./conll-to-RDF-run.<text:span text:style-name="T9">sh</text:span></text:p>
          </table:table-cell>
          <table:table-cell table:style-name="Table1.A2" office:value-type="string">
            <text:p text:style-name="P16">NA</text:p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1.A2" office:value-type="string">
            <text:p text:style-name="P11"><text:span text:style-name="T5">Status</text:span>: S</text:p>
            <text:p text:style-name="P9">output:</text:p>
            <text:p text:style-name="P14">conll-rdf-small-output-actual.<text:span text:style-name="T7">ttl</text:span></text:p>
            <text:p text:style-name="P11"><text:span text:style-name="T5">RS</text:span>:10 Sec</text:p>
            <text:p text:style-name="P11"/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7">Convert-</text:p>
            <text:p text:style-name="P17">CoNLL-to-RDF</text:p>
            <text:p text:style-name="P20">(see test case 2.1)</text:p>
            <text:p text:style-name="P17"/>
            <text:p text:style-name="P19">pipeline:</text:p>
            <text:p text:style-name="P12">conll-<text:span text:style-name="T10">large-</text:span>pipeline.json</text:p>
            <text:p text:style-name="P12"/>
          </table:table-cell>
          <table:table-cell table:style-name="Table1.A2" office:value-type="string">
            <text:p text:style-name="P8">Input:</text:p>
            <text:p text:style-name="P11">conll-<text:span text:style-name="T11">large</text:span>-input.conllu</text:p>
            <text:p text:style-name="P11"/>
            <text:p text:style-name="P18">command:</text:p>
            <text:p text:style-name="P21">cd fintan-backend/</text:p>
            <text:p text:style-name="P22"><text:bookmark text:name="docs-internal-guid-b3a89a54-7fff-28bf-6171-be700afe7f6c11"/>./conll-to-RDF-run.<text:span text:style-name="T9">sh</text:span></text:p>
          </table:table-cell>
          <table:table-cell table:style-name="Table1.A2" office:value-type="string">
            <text:p text:style-name="P16">NA</text:p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1.A2" office:value-type="string">
            <text:p text:style-name="P11"><text:span text:style-name="T5">Status</text:span>: S</text:p>
            <text:p text:style-name="P9">output:</text:p>
            <text:p text:style-name="P15">conll-rdf-<text:span text:style-name="T12">large</text:span>-output-actual.<text:span text:style-name="T7">ttl</text:span></text:p>
            <text:p text:style-name="P11"><text:span text:style-name="T5">RS</text:span>:10 Sec</text:p>
            <text:p text:style-name="P11"/>
            <text:p text:style-name="P11"/>
          </table:table-cell>
        </table:table-row>
        <table:table-row>
          <table:table-cell table:style-name="Table1.A1" office:value-type="string">
            <text:p text:style-name="P6">Fintan UI</text:p>
          </table:table-cell>
          <table:table-cell table:style-name="Table1.A1" office:value-type="string">
            <text:p text:style-name="P6">Convert-</text:p>
            <text:p text:style-name="P6">CoNLL to RDF</text:p>
          </table:table-cell>
          <table:table-cell table:style-name="Table1.A1" office:value-type="string">
            <text:p text:style-name="P6">CoNLL-input.conllu</text:p>
          </table:table-cell>
          <table:table-cell table:style-name="Table1.A1" office:value-type="string">
            <text:p text:style-name="P6">CoNLL-RDF-expected.ttl</text:p>
          </table:table-cell>
          <table:table-cell table:style-name="Table1.A1" office:value-type="string">
            <text:p text:style-name="P6">F</text:p>
            <text:p text:style-name="P6">Error: Major</text:p>
          </table:table-cell>
        </table:table-row>
        <table:table-row>
          <table:table-cell table:style-name="Table1.A1" table:number-rows-spanned="3" office:value-type="string">
            <text:p text:style-name="P6">Terme-à-LLOD </text:p>
            <text:p text:style-name="P4"/>
          </table:table-cell>
          <table:table-cell table:style-name="Table1.A1" office:value-type="string">
            <text:p text:style-name="P6">Convert-TBX to RDF</text:p>
          </table:table-cell>
          <table:table-cell table:style-name="Table1.A1" office:value-type="string">
            <text:p text:style-name="P10"><text:span text:style-name="T7">Input:</text:span></text:p>
            <text:p text:style-name="P13">SolarTBX-input.tbx</text:p>
            <text:p text:style-name="P13"/>
            <text:p text:style-name="P4"/>
          </table:table-cell>
          <table:table-cell table:style-name="Table1.A1" office:value-type="string">
            <text:p text:style-name="P6">SolarRDF-expected.ttl</text:p>
          </table:table-cell>
          <table:table-cell table:style-name="Table1.A1" office:value-type="string">
            <text:p text:style-name="P6">Status: S</text:p>
            <text:p text:style-name="P6">SolarRDF-actual.ttl</text:p>
            <text:p text:style-name="P6">RS:2 Sec</text:p>
          </table:table-cell>
        </table:table-row>
        <table:table-row>
          <table:covered-table-cell/>
          <table:table-cell table:style-name="Table1.A1" office:value-type="string">
            <text:p text:style-name="P6">Convert-TBX to RDF</text:p>
          </table:table-cell>
          <table:table-cell table:style-name="Table1.A1" office:value-type="string">
            <text:p text:style-name="P6">IateTBX-input.tbx</text:p>
          </table:table-cell>
          <table:table-cell table:style-name="Table1.A1" office:value-type="string">
            <text:p text:style-name="P6">IateRDF-expected.ttl</text:p>
          </table:table-cell>
          <table:table-cell table:style-name="Table1.A1" office:value-type="string">
            <text:p text:style-name="P6">Status: S</text:p>
            <text:p text:style-name="P6">IateRDF-actual.ttl</text:p>
            <text:p text:style-name="P6">RS: 5 Sec</text:p>
          </table:table-cell>
        </table:table-row>
        <table:table-row>
          <table:covered-table-cell/>
          <table:table-cell table:style-name="Table1.A1" office:value-type="string">
            <text:p text:style-name="P6">Link-solar-with-intaglio</text:p>
          </table:table-cell>
          <table:table-cell table:style-name="Table1.A1" office:value-type="string">
            <text:p text:style-name="P6">SolarRDF-input.tbx</text:p>
            <text:p text:style-name="P6">&amp;</text:p>
            <text:p text:style-name="P6">intaglioRDF-input.ttl</text:p>
          </table:table-cell>
          <table:table-cell table:style-name="Table1.A1" office:value-type="string">
            <text:p text:style-name="P6">solar-intaglio-linked RDF</text:p>
          </table:table-cell>
          <table:table-cell table:style-name="Table1.A1" office:value-type="string">
            <text:p text:style-name="P6">Status: S</text:p>
            <text:p text:style-name="P6">solar-intaglio-actual.ttl</text:p>
            <text:p text:style-name="P6">1 Sec</text:p>
          </table:table-cell>
        </table:table-row>
      </table:table>
      <text:p text:style-name="P2">Table <text:span text:style-name="T4">1.</text:span> <text:s/><text:span text:style-name="T3">Functional Test of transformation software. </text:span>S-Successful, F-Failed, C-Critical Major-M, Medium-M, Cosmetic-C, NA refers to the feature that does not apply (or are relevant) to the software. NT-not tested, RS-response time, Min-minutes, and Sec-seconds.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5">Software</text:p>
            <text:p text:style-name="P5">modules</text:p>
            <text:p text:style-name="P3"><text:soft-page-break/></text:p>
          </table:table-cell>
          <table:table-cell table:style-name="Table2.A1" office:value-type="string">
            <text:p text:style-name="P5">Test </text:p>
            <text:p text:style-name="P5">Cases</text:p>
          </table:table-cell>
          <table:table-cell table:style-name="Table2.A1" office:value-type="string">
            <text:p text:style-name="P5">Input sample</text:p>
          </table:table-cell>
          <table:table-cell table:style-name="Table2.A1" office:value-type="string">
            <text:p text:style-name="P5">expected output </text:p>
          </table:table-cell>
          <table:table-cell table:style-name="Table2.A1" office:value-type="string">
            <text:p text:style-name="P5">Actual output with response time</text:p>
          </table:table-cell>
        </table:table-row>
        <table:table-row>
          <table:table-cell table:style-name="Table2.A1" office:value-type="string">
            <text:p text:style-name="P5">Fintan backend</text:p>
          </table:table-cell>
          <table:table-cell table:style-name="Table2.A1" office:value-type="string">
            <text:p text:style-name="P5">Convert-Large</text:p>
            <text:p text:style-name="P5">RDF to TSV</text:p>
            <text:p text:style-name="P5"/>
            <text:p text:style-name="P5"/>
            <text:p text:style-name="P5"/>
            <text:p text:style-name="P5"/>
          </table:table-cell>
          <table:table-cell table:style-name="Table2.A1" office:value-type="string">
            <text:p text:style-name="P24"><text:span text:style-name="T6">Input</text:span><text:span text:style-name="T13">:</text:span></text:p>
            <text:p text:style-name="P24"><text:span text:style-name="T13">apertium-rdf</text:span><text:span text:style-name="T13"><text:note text:id="ftn0" text:note-class="footnote"><text:note-citation>1</text:note-citation><text:note-body><text:p text:style-name="P24"><text:s/><text:span text:style-name="T14">The input files are here: </text:span>https://github.com/apertium/apertium-trunk.git en es <text:s/><text:span text:style-name="T14">to run apertium pipeline following files also needs to be </text:span><text:s/>apertium-lexinfo-enrichment-update.ttl, apertium-pos.sparql, dix2src-ttl.xsl, dix2tgt-ttl.xsl, dix2trans-ttl.xsl,ontolex2tsv.sparql</text:p></text:note-body></text:note></text:span></text:p>
            <text:p text:style-name="P25"/>
            <text:p text:style-name="P25">command:</text:p>
            <text:p text:style-name="P24">apertium-run.sh</text:p>
          </table:table-cell>
          <table:table-cell table:style-name="Table2.A1" office:value-type="string">
            <text:p text:style-name="P5">NA</text:p>
          </table:table-cell>
          <table:table-cell table:style-name="Table2.A1" office:value-type="string">
            <text:p text:style-name="P5">Status: S</text:p>
            <text:p text:style-name="P5">RS: 35 Sec</text:p>
            <text:p text:style-name="P5">output:</text:p>
            <text:p text:style-name="P5">apertium-RDF-to-TSV-output.<text:span text:style-name="T15">tsv</text:span></text:p>
          </table:table-cell>
        </table:table-row>
        <table:table-row>
          <table:table-cell table:style-name="Table2.A1" office:value-type="string">
            <text:p text:style-name="P5">Fintan UI</text:p>
          </table:table-cell>
          <table:table-cell table:style-name="Table2.A1" office:value-type="string">
            <text:p text:style-name="P5">Convert-Large</text:p>
            <text:p text:style-name="P5">RDF to TSV</text:p>
          </table:table-cell>
          <table:table-cell table:style-name="Table2.A1" office:value-type="string">
            <text:p text:style-name="P5">ApertiumRDF-input.tbx</text:p>
          </table:table-cell>
          <table:table-cell table:style-name="Table2.A1" office:value-type="string">
            <text:p text:style-name="P5">NA</text:p>
          </table:table-cell>
          <table:table-cell table:style-name="Table2.A1" office:value-type="string">
            <text:p text:style-name="P5">F</text:p>
            <text:p text:style-name="P5">Error: Major</text:p>
          </table:table-cell>
        </table:table-row>
        <table:table-row>
          <table:table-cell table:style-name="Table2.A1" table:number-rows-spanned="2" office:value-type="string">
            <text:p text:style-name="P5">Terme-à-LLOD </text:p>
          </table:table-cell>
          <table:table-cell table:style-name="Table2.A1" office:value-type="string">
            <text:p text:style-name="P5">Convert-Large</text:p>
            <text:p text:style-name="P5">IateTBX to IateRDF</text:p>
          </table:table-cell>
          <table:table-cell table:style-name="Table2.A1" office:value-type="string">
            <text:p text:style-name="P5">IateTBX-input.tbx</text:p>
            <text:p text:style-name="P3"/>
          </table:table-cell>
          <table:table-cell table:style-name="Table2.A1" office:value-type="string">
            <text:p text:style-name="P5">RS: 8 hours</text:p>
          </table:table-cell>
          <table:table-cell table:style-name="Table2.A1" office:value-type="string">
            <text:p text:style-name="P5">Status: S</text:p>
            <text:p text:style-name="P5">output:</text:p>
            <text:p text:style-name="P5">iate-RDF-actual.ttl</text:p>
            <text:p text:style-name="P5">RS: 12 Hour</text:p>
          </table:table-cell>
        </table:table-row>
        <table:table-row>
          <table:covered-table-cell/>
          <table:table-cell table:style-name="Table2.A1" office:value-type="string">
            <text:p text:style-name="P5">Link-solar-iate</text:p>
          </table:table-cell>
          <table:table-cell table:style-name="Table2.A1" office:value-type="string">
            <text:p text:style-name="P5">Iate-input.ttl</text:p>
            <text:p text:style-name="P5">&amp;</text:p>
            <text:p text:style-name="P5">solar-input.ttl</text:p>
          </table:table-cell>
          <table:table-cell table:style-name="Table2.A1" office:value-type="string">
            <text:p text:style-name="P5">RS: 30 Min</text:p>
          </table:table-cell>
          <table:table-cell table:style-name="Table2.A1" office:value-type="string">
            <text:p text:style-name="P5">Status: S</text:p>
            <text:p text:style-name="P5">output:</text:p>
            <text:p text:style-name="P5">iate-solar-actual.ttl</text:p>
            <text:p text:style-name="P5">RS: 41 Mi</text:p>
          </table:table-cell>
        </table:table-row>
      </table:table>
      <text:p text:style-name="P1"><text:span text:style-name="T1">Table </text:span><text:span text:style-name="T2">2. </text:span><text:span text:style-name="T1"><text:s/>S-Successful, F-Failed, C-Critical Major-M, Medium-M, Cosmetic-C, NA refers to the feature that does not apply (or are relevant) to the software. NT-not tested, RS-response time, Min-minutes, and Sec-seconds.  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4T11:18:34.587218699</meta:creation-date>
    <dc:date>2022-06-24T18:56:36.630300752</dc:date>
    <meta:editing-duration>PT3H40M4S</meta:editing-duration>
    <meta:editing-cycles>18</meta:editing-cycles>
    <meta:generator>LibreOffice/6.0.7.3$Linux_X86_64 LibreOffice_project/00m0$Build-3</meta:generator>
    <meta:document-statistic meta:table-count="2" meta:image-count="0" meta:object-count="0" meta:page-count="2" meta:paragraph-count="113" meta:word-count="262" meta:character-count="2195" meta:non-whitespace-character-count="2033"/>
  </office:meta>
</office:document-meta>
</file>